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9.99mm" svg:height="89.99mm" svg:x="136.47mm" svg:y="5.51mm">
            <loext:p draw:notify-on-update-of-ranges="Tabelle1.A1:Tabelle1.A1 Tabelle1.A2:Tabelle1.A22 Tabelle1.B1:Tabelle1.B1 Tabelle1.B2:Tabelle1.B22 Tabelle1.C1:Tabelle1.C1 Tabelle1.C2:Tabelle1.C22 Tabelle1.E1:Tabelle1.E1 Tabelle1.E2:Tabelle1.E22 Tabelle1.F1:Tabelle1.F1 Tabelle1.F2:Tabelle1.F22 Tabelle1.D1:Tabelle1.D1 Tabelle1.D2:Tabelle1.D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Javasort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Selection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7" calcext:value-type="float">
            <text:p>1007</text:p>
          </table:table-cell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07" calcext:value-type="float">
            <text:p>1707</text:p>
          </table:table-cell>
          <table:table-cell office:value-type="float" office:value="12" calcext:value-type="float">
            <text:p>12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81" calcext:value-type="float">
            <text:p>2781</text:p>
          </table:table-cell>
          <table:table-cell office:value-type="float" office:value="15" calcext:value-type="float">
            <text:p>15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97" calcext:value-type="float">
            <text:p>4397</text:p>
          </table:table-cell>
          <table:table-cell office:value-type="float" office:value="18" calcext:value-type="float">
            <text:p>18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621" calcext:value-type="float">
            <text:p>6621</text:p>
          </table:table-cell>
          <table:table-cell office:value-type="float" office:value="22" calcext:value-type="float">
            <text:p>2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933" calcext:value-type="float">
            <text:p>9933</text:p>
          </table:table-cell>
          <table:table-cell office:value-type="float" office:value="28" calcext:value-type="float">
            <text:p>28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823" calcext:value-type="float">
            <text:p>14823</text:p>
          </table:table-cell>
          <table:table-cell office:value-type="float" office:value="30" calcext:value-type="float">
            <text:p>30</text:p>
          </table:table-cell>
          <table:table-cell office:value-type="float" office:value="6884" calcext:value-type="float">
            <text:p>688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875" calcext:value-type="float">
            <text:p>18875</text:p>
          </table:table-cell>
          <table:table-cell office:value-type="float" office:value="34" calcext:value-type="float">
            <text:p>34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335" calcext:value-type="float">
            <text:p>24335</text:p>
          </table:table-cell>
          <table:table-cell office:value-type="float" office:value="38" calcext:value-type="float">
            <text:p>38</text:p>
          </table:table-cell>
          <table:table-cell office:value-type="float" office:value="13321" calcext:value-type="float">
            <text:p>1332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037" calcext:value-type="float">
            <text:p>30037</text:p>
          </table:table-cell>
          <table:table-cell office:value-type="float" office:value="41" calcext:value-type="float">
            <text:p>41</text:p>
          </table:table-cell>
          <table:table-cell office:value-type="float" office:value="18232" calcext:value-type="float">
            <text:p>1823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701" calcext:value-type="float">
            <text:p>36701</text:p>
          </table:table-cell>
          <table:table-cell office:value-type="float" office:value="47" calcext:value-type="float">
            <text:p>47</text:p>
          </table:table-cell>
          <table:table-cell office:value-type="float" office:value="29134" calcext:value-type="float">
            <text:p>2913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866" calcext:value-type="float">
            <text:p>43866</text:p>
          </table:table-cell>
          <table:table-cell office:value-type="float" office:value="50" calcext:value-type="float">
            <text:p>50</text:p>
          </table:table-cell>
          <table:table-cell office:value-type="float" office:value="26558" calcext:value-type="float">
            <text:p>26558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51725" calcext:value-type="float">
            <text:p>51725</text:p>
          </table:table-cell>
          <table:table-cell office:value-type="float" office:value="53" calcext:value-type="float">
            <text:p>53</text:p>
          </table:table-cell>
          <table:table-cell office:value-type="float" office:value="31470" calcext:value-type="float">
            <text:p>3147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8893" calcext:value-type="float">
            <text:p>58893</text:p>
          </table:table-cell>
          <table:table-cell office:value-type="float" office:value="57" calcext:value-type="float">
            <text:p>57</text:p>
          </table:table-cell>
          <table:table-cell office:value-type="float" office:value="36647" calcext:value-type="float">
            <text:p>3664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73919" calcext:value-type="float">
            <text:p>73919</text:p>
          </table:table-cell>
          <table:table-cell office:value-type="float" office:value="65" calcext:value-type="float">
            <text:p>65</text:p>
          </table:table-cell>
          <table:table-cell office:value-type="float" office:value="42601" calcext:value-type="float">
            <text:p>42601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69814" calcext:value-type="float">
            <text:p>69814</text:p>
          </table:table-cell>
          <table:table-cell office:value-type="float" office:value="63" calcext:value-type="float">
            <text:p>63</text:p>
          </table:table-cell>
          <table:table-cell office:value-type="float" office:value="44975" calcext:value-type="float">
            <text:p>449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78142" calcext:value-type="float">
            <text:p>78142</text:p>
          </table:table-cell>
          <table:table-cell office:value-type="float" office:value="76" calcext:value-type="float">
            <text:p>76</text:p>
          </table:table-cell>
          <table:table-cell office:value-type="float" office:value="51633" calcext:value-type="float">
            <text:p>5163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87636" calcext:value-type="float">
            <text:p>87636</text:p>
          </table:table-cell>
          <table:table-cell office:value-type="float" office:value="80" calcext:value-type="float">
            <text:p>80</text:p>
          </table:table-cell>
          <table:table-cell office:value-type="float" office:value="65044" calcext:value-type="float">
            <text:p>65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21:20:40.5475656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Baethge</meta:initial-creator>
    <meta:creation-date>2014-12-11T13:23:03.349007557</meta:creation-date>
    <dc:date>2015-11-19T21:39:30.637983847</dc:date>
    <dc:creator>Frank Baethge</dc:creator>
    <meta:editing-duration>PT20M31S</meta:editing-duration>
    <meta:editing-cycles>2</meta:editing-cycles>
    <meta:generator>LibreOffice/5.0.3.2$Linux_X86_64 LibreOffice_project/00m0$Build-2</meta:generator>
    <meta:document-statistic meta:table-count="1" meta:cell-count="1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3 4 2" chart:style-name="ch1">
        <chart:legend chart:legend-position="end" svg:x="13.145cm" svg:y="3.265cm" style:legend-expansion="high" chart:style-name="ch2"/>
        <chart:plot-area chart:style-name="ch3" table:cell-range-address="Tabelle1.A1:Tabelle1.F22" chart:data-source-has-labels="both" svg:x="0.32cm" svg:y="0.18cm" svg:width="12.505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99cm" svg:y="0.18cm" svg:width="9.775cm" svg:height="8.018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Tabelle1.A2:Tabelle1.A2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Tabelle1.B2:Tabelle1.B22" chart:label-cell-address="Tabelle1.B1:Tabelle1.B1" chart:class="chart:scatter">
            <chart:domain table:cell-range-address="Tabelle1.A2:Tabelle1.A22"/>
            <chart:data-point chart:repeated="21"/>
          </chart:series>
          <chart:series chart:style-name="ch9" chart:values-cell-range-address="Tabelle1.C2:Tabelle1.C22" chart:label-cell-address="Tabelle1.C1:Tabelle1.C1" chart:class="chart:scatter">
            <chart:data-point chart:repeated="21"/>
          </chart:series>
          <chart:series chart:style-name="ch10" chart:values-cell-range-address="Tabelle1.E2:Tabelle1.E22" chart:label-cell-address="Tabelle1.E1:Tabelle1.E1" chart:class="chart:scatter">
            <chart:data-point chart:repeated="21"/>
          </chart:series>
          <chart:series chart:style-name="ch11" chart:values-cell-range-address="Tabelle1.F2:Tabelle1.F22" chart:label-cell-address="Tabelle1.F1:Tabelle1.F1" chart:class="chart:scatter">
            <chart:data-point chart:repeated="21"/>
          </chart:series>
          <chart:series chart:style-name="ch12" chart:values-cell-range-address="Tabelle1.D2:Tabelle1.D22" chart:label-cell-address="Tabelle1.D1:Tabelle1.D1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sort</text:p>
                <draw:g>
                  <svg:desc>Tabelle1.B1:Tabelle1.B1</svg:desc>
                </draw:g>
              </table:table-cell>
              <table:table-cell office:value-type="string">
                <text:p>Mergesort</text:p>
                <draw:g>
                  <svg:desc>Tabelle1.C1:Tabelle1.C1</svg:desc>
                </draw:g>
              </table:table-cell>
              <table:table-cell office:value-type="string">
                <text:p>Quicksort</text:p>
                <draw:g>
                  <svg:desc>Tabelle1.E1:Tabelle1.E1</svg:desc>
                </draw:g>
              </table:table-cell>
              <table:table-cell office:value-type="string">
                <text:p>Selectionsort</text:p>
                <draw:g>
                  <svg:desc>Tabelle1.F1:Tabelle1.F1</svg:desc>
                </draw:g>
              </table:table-cell>
              <table:table-cell office:value-type="string">
                <text:p>Bubblesort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elle1.A2:Tabelle1.A22</svg:desc>
                </draw:g>
              </table:table-cell>
              <table:table-cell office:value-type="float" office:value="11">
                <text:p>11</text:p>
                <draw:g>
                  <svg:desc>Tabelle1.B2:Tabelle1.B22</svg:desc>
                </draw:g>
              </table:table-cell>
              <table:table-cell office:value-type="float" office:value="14">
                <text:p>14</text:p>
                <draw:g>
                  <svg:desc>Tabelle1.C2:Tabelle1.C22</svg:desc>
                </draw:g>
              </table:table-cell>
              <table:table-cell office:value-type="float" office:value="5">
                <text:p>5</text:p>
                <draw:g>
                  <svg:desc>Tabelle1.E2:Tabelle1.E22</svg:desc>
                </draw:g>
              </table:table-cell>
              <table:table-cell office:value-type="float" office:value="43">
                <text:p>43</text:p>
                <draw:g>
                  <svg:desc>Tabelle1.F2:Tabelle1.F22</svg:desc>
                </draw:g>
              </table:table-cell>
              <table:table-cell office:value-type="float" office:value="88">
                <text:p>88</text:p>
                <draw:g>
                  <svg:desc>Tabelle1.D2:Tabelle1.D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11">
                <text:p>4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47">
                <text:p>74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98">
                <text:p>1098</text:p>
              </table:table-cell>
              <table:table-cell office:value-type="float" office:value="2781">
                <text:p>278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8">
                <text:p>18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  <table:table-cell office:value-type="float" office:value="1828">
                <text:p>1828</text:p>
              </table:table-cell>
              <table:table-cell office:value-type="float" office:value="4397">
                <text:p>439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868">
                <text:p>2868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5040">
                <text:p>5040</text:p>
              </table:table-cell>
              <table:table-cell office:value-type="float" office:value="9933">
                <text:p>99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6884">
                <text:p>6884</text:p>
              </table:table-cell>
              <table:table-cell office:value-type="float" office:value="14823">
                <text:p>14823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9927">
                <text:p>9927</text:p>
              </table:table-cell>
              <table:table-cell office:value-type="float" office:value="18875">
                <text:p>1887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13321">
                <text:p>13321</text:p>
              </table:table-cell>
              <table:table-cell office:value-type="float" office:value="24335">
                <text:p>2433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18232">
                <text:p>18232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  <table:table-cell office:value-type="float" office:value="29134">
                <text:p>29134</text:p>
              </table:table-cell>
              <table:table-cell office:value-type="float" office:value="36701">
                <text:p>367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26558">
                <text:p>26558</text:p>
              </table:table-cell>
              <table:table-cell office:value-type="float" office:value="43866">
                <text:p>43866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31470">
                <text:p>31470</text:p>
              </table:table-cell>
              <table:table-cell office:value-type="float" office:value="51725">
                <text:p>51725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7">
                <text:p>57</text:p>
              </table:table-cell>
              <table:table-cell office:value-type="float" office:value="36647">
                <text:p>36647</text:p>
              </table:table-cell>
              <table:table-cell office:value-type="float" office:value="58893">
                <text:p>58893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42601">
                <text:p>42601</text:p>
              </table:table-cell>
              <table:table-cell office:value-type="float" office:value="73919">
                <text:p>73919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44975">
                <text:p>44975</text:p>
              </table:table-cell>
              <table:table-cell office:value-type="float" office:value="69814">
                <text:p>6981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4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51633">
                <text:p>51633</text:p>
              </table:table-cell>
              <table:table-cell office:value-type="float" office:value="78142">
                <text:p>78142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65044">
                <text:p>65044</text:p>
              </table:table-cell>
              <table:table-cell office:value-type="float" office:value="87636">
                <text:p>87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